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65" calcext:value-type="float">
            <text:p>0.6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65" calcext:value-type="float">
            <text:p>0.6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31" calcext:value-type="float">
            <text:p>1.31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.62" calcext:value-type="float">
            <text:p>2.62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5.24" calcext:value-type="float">
            <text:p>5.2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0.48" calcext:value-type="float">
            <text:p>10.4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0.95" calcext:value-type="float">
            <text:p>20.9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65" calcext:value-type="float">
            <text:p>0.6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65" calcext:value-type="float">
            <text:p>0.6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31" calcext:value-type="float">
            <text:p>1.31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.62" calcext:value-type="float">
            <text:p>2.62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5.24" calcext:value-type="float">
            <text:p>5.2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0.48" calcext:value-type="float">
            <text:p>10.4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0.95" calcext:value-type="float">
            <text:p>20.9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65" calcext:value-type="float">
            <text:p>0.6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65" calcext:value-type="float">
            <text:p>0.6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31" calcext:value-type="float">
            <text:p>1.31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.62" calcext:value-type="float">
            <text:p>2.62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5.24" calcext:value-type="float">
            <text:p>5.2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0.48" calcext:value-type="float">
            <text:p>10.4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0.95" calcext:value-type="float">
            <text:p>20.9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65" calcext:value-type="float">
            <text:p>0.6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65" calcext:value-type="float">
            <text:p>0.6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31" calcext:value-type="float">
            <text:p>1.31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.62" calcext:value-type="float">
            <text:p>2.62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5.24" calcext:value-type="float">
            <text:p>5.2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0.48" calcext:value-type="float">
            <text:p>10.4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20.95" calcext:value-type="float">
            <text:p>20.95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5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9:24:46.0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53S</meta:editing-duration>
    <meta:editing-cycles>3</meta:editing-cycles>
    <meta:generator>LibreOffice/5.2.7.2$Windows_x86 LibreOffice_project/2b7f1e640c46ceb28adf43ee075a6e8b8439ed10</meta:generator>
    <dc:date>2018-09-15T19:47:14.197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